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4861in" svg:stroke-color="#4472c4" svg:stroke-opacity="100%" draw:stroke-linejoin="miter" svg:stroke-linecap="butt"/>
    </style:style>
    <style:style style:family="graphic" style:name="a403">
      <style:graphic-properties draw:fill="none" draw:stroke="solid" svg:stroke-width="0.04861in" svg:stroke-color="#4472c4" svg:stroke-opacity="100%" draw:stroke-linejoin="miter" svg:stroke-linecap="butt"/>
    </style:style>
    <style:style style:family="graphic" style:name="a404">
      <style:graphic-properties draw:fill="none" draw:stroke="solid" svg:stroke-width="0.04861in" svg:stroke-color="#4472c4" svg:stroke-opacity="100%" draw:stroke-linejoin="miter" svg:stroke-linecap="butt"/>
    </style:style>
    <style:style style:family="graphic" style:name="a405">
      <style:graphic-properties draw:fill="none" draw:stroke="solid" svg:stroke-width="0.04861in" svg:stroke-color="#4472c4" svg:stroke-opacity="100%" draw:stroke-linejoin="miter" svg:stroke-linecap="butt"/>
    </style:style>
    <style:style style:family="graphic" style:name="a406">
      <style:graphic-properties draw:fill="none" draw:stroke="solid" svg:stroke-width="0.04861in" svg:stroke-color="#4472c4" svg:stroke-opacity="100%" draw:stroke-linejoin="miter" svg:stroke-linecap="butt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>
      <style:graphic-properties draw:fill="none" draw:stroke="solid" svg:stroke-width="0.05903in" svg:stroke-color="#4472c4" svg:stroke-opacity="100%" draw:stroke-linejoin="miter" svg:stroke-linecap="butt"/>
    </style:style>
    <style:style style:family="graphic" style:name="a394">
      <style:graphic-properties draw:fill="none" draw:stroke="solid" svg:stroke-width="0.05903in" svg:stroke-color="#4472c4" svg:stroke-opacity="100%" draw:stroke-linejoin="miter" svg:stroke-linecap="butt"/>
    </style:style>
    <style:style style:family="graphic" style:name="a395">
      <style:graphic-properties draw:fill="none" draw:stroke="solid" svg:stroke-width="0.04861in" svg:stroke-color="#4472c4" svg:stroke-opacity="100%" draw:stroke-linejoin="miter" svg:stroke-linecap="butt"/>
    </style:style>
    <style:style style:family="graphic" style:name="a396">
      <style:graphic-properties draw:fill="none" draw:stroke="solid" svg:stroke-width="0.04861in" svg:stroke-color="#4472c4" svg:stroke-opacity="100%" draw:stroke-linejoin="miter" svg:stroke-linecap="butt"/>
    </style:style>
    <style:style style:family="graphic" style:name="a397">
      <style:graphic-properties draw:fill="none" draw:stroke="solid" svg:stroke-width="0.04861in" svg:stroke-color="#4472c4" svg:stroke-opacity="100%" draw:stroke-linejoin="miter" svg:stroke-linecap="butt"/>
    </style:style>
    <style:style style:family="graphic" style:name="a398">
      <style:graphic-properties draw:fill="none" draw:stroke="solid" svg:stroke-width="0.04861in" svg:stroke-color="#4472c4" svg:stroke-opacity="100%" draw:stroke-linejoin="miter" svg:stroke-linecap="butt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3" draw:style-name="a380" draw:master-page-name="Master1-Layout7-blank-Tomt" presentation:presentation-page-layout-name="Master1-PPL7" draw:id="Slide-258">
        <draw:custom-shape svg:x="1.38568in" svg:y="3.12556in" svg:width="2.33801in" svg:height="1.42056in" draw:id="id63" draw:style-name="a384" draw:name="Rektangel 5">
          <svg:title/>
          <svg:desc/>
          <text:p text:style-name="a383" text:class-names="" text:cond-style-name=""><text:span text:style-name="a381" text:class-names="">SØKER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0282in" svg:y="3.12556in" svg:width="2.33801in" svg:height="1.42056in" draw:id="id64" draw:style-name="a388" draw:name="Rektangel 6">
          <svg:title/>
          <svg:desc/>
          <text:p text:style-name="a387" text:class-names="" text:cond-style-name=""><text:span text:style-name="a385" text:class-names="">SØKNAD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1995in" svg:y="3.12556in" svg:width="2.33801in" svg:height="1.42056in" draw:id="id65" draw:style-name="a392" draw:name="Rektangel 7">
          <svg:title/>
          <svg:desc/>
          <text:p text:style-name="a391" text:class-names="" text:cond-style-name=""><text:span text:style-name="a389" text:class-names="">STILLINGANNONSER</text:span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72369in" svg:y1="3.83584in" draw:start-shape="id63" draw:start-glue-point="1" svg:x2="5.40282in" svg:y2="3.83584in" draw:end-shape="id64" draw:end-glue-point="3" draw:id="id66" draw:style-name="a393" draw:name="Rett linje 9">
          <svg:title/>
          <svg:desc/>
        </draw:connector>
        <draw:connector draw:type="line" svg:x1="7.74082in" svg:y1="3.83584in" draw:start-shape="id64" draw:start-glue-point="1" svg:x2="9.41995in" svg:y2="3.83584in" draw:end-shape="id65" draw:end-glue-point="3" draw:id="id67" draw:style-name="a394" draw:name="Rett linje 11">
          <svg:title/>
          <svg:desc/>
        </draw:connector>
        <draw:connector draw:type="line" svg:x1="3.95719in" svg:y1="3.6793in" svg:x2="3.95719in" svg:y2="3.98233in" draw:id="id68" draw:style-name="a395" draw:name="Rett linje 13">
          <svg:title/>
          <svg:desc/>
        </draw:connector>
        <draw:connector draw:type="line" svg:x1="4.06325in" svg:y1="3.6793in" svg:x2="4.06325in" svg:y2="3.98233in" draw:id="id69" draw:style-name="a396" draw:name="Rett linje 14">
          <svg:title/>
          <svg:desc/>
        </draw:connector>
        <draw:connector draw:type="line" svg:x1="9.06325in" svg:y1="3.6793in" svg:x2="9.06325in" svg:y2="3.98233in" draw:id="id70" draw:style-name="a397" draw:name="Rett linje 15">
          <svg:title/>
          <svg:desc/>
        </draw:connector>
        <draw:connector draw:type="line" svg:x1="9.16931in" svg:y1="3.6793in" svg:x2="9.16931in" svg:y2="3.98233in" draw:id="id71" draw:style-name="a398" draw:name="Rett linje 16">
          <svg:title/>
          <svg:desc/>
        </draw:connector>
        <draw:custom-shape svg:x="8.2252in" svg:y="3.6793in" svg:width="0.30303in" svg:height="0.30303in" draw:id="id72" draw:style-name="a401" draw:name="Bindepunkt 18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48485in" svg:y1="3.58586in" svg:x2="5.24002in" svg:y2="3.83081in" draw:id="id73" draw:style-name="a402" draw:name="Rett linje 22">
          <svg:title/>
          <svg:desc/>
        </draw:connector>
        <draw:connector draw:type="line" svg:x1="5.23193in" svg:y1="3.81727in" svg:x2="5.4575in" svg:y2="4.06473in" draw:id="id74" draw:style-name="a403" draw:name="Rett linje 26">
          <svg:title/>
          <svg:desc/>
        </draw:connector>
        <draw:connector draw:type="line" svg:x1="7.71347in" svg:y1="3.58586in" svg:x2="7.89347in" svg:y2="3.83081in" draw:id="id75" draw:style-name="a404" draw:name="Rett linje 29">
          <svg:title/>
          <svg:desc/>
        </draw:connector>
        <draw:connector draw:type="line" svg:x1="7.9207in" svg:y1="3.81979in" svg:x2="7.7407in" svg:y2="4.01079in" draw:id="id76" draw:style-name="a405" draw:name="Rett linje 33">
          <svg:title/>
          <svg:desc/>
        </draw:connector>
        <draw:connector draw:type="line" svg:x1="5.09861in" svg:y1="3.67929in" svg:x2="5.09861in" svg:y2="3.98233in" draw:id="id77" draw:style-name="a406" draw:name="Rett linje 37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tellysbil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tel og innhold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Del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nholdsdel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Bare tit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nhold med 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e med 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Loddret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drett tit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ssholder for tit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k for å redigere tittelstil</text:span><text:span text:style-name="a2" text:class-names=""/></text:p>
        </draw:text-box>
        <svg:title/>
        <svg:desc/>
      </draw:frame>
      <draw:frame draw:id="id1" presentation:style-name="a21" draw:name="Plassholder f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 for å redigere tekststiler i mal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re ni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å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ssholder for dato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ssholder for bunn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ssholder for lysbilde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tellysbilde" style:page-layout-name="pageLayout1" draw:style-name="a34">
      <draw:frame draw:id="id5" presentation:style-name="a38" draw:name="Tit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k for å redigere tittelstil</text:span><text:span text:style-name="a36" text:class-names=""/></text:p>
        </draw:text-box>
        <svg:title/>
        <svg:desc/>
      </draw:frame>
      <draw:frame draw:id="id6" presentation:style-name="a42" draw:name="Undertit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 for å redigere undertittelstil i malen</text:span><text:span text:style-name="a40" text:class-names=""/></text:p>
        </draw:text-box>
        <svg:title/>
        <svg:desc/>
      </draw:frame>
      <draw:frame draw:id="id7" presentation:style-name="a47" draw:name="Plassholder for dato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ssholder for bunn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ssholder for lysbilde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tel-og-innhold" style:page-layout-name="pageLayout1" draw:style-name="a55">
      <draw:frame draw:id="id10" presentation:style-name="a59" draw:name="Tit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k for å redigere tittelstil</text:span><text:span text:style-name="a57" text:class-names=""/></text:p>
        </draw:text-box>
        <svg:title/>
        <svg:desc/>
      </draw:frame>
      <draw:frame draw:id="id11" presentation:style-name="a76" draw:name="Plassholder for innhol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 for å redigere tekststiler i mal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re nivå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å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å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ssholder for dato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ssholder for bunn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ssholder for lysbilde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Deloverskrift" style:page-layout-name="pageLayout1" draw:style-name="a89">
      <draw:frame draw:id="id15" presentation:style-name="a93" draw:name="Tit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k for å redigere tittelstil</text:span><text:span text:style-name="a91" text:class-names=""/></text:p>
        </draw:text-box>
        <svg:title/>
        <svg:desc/>
      </draw:frame>
      <draw:frame draw:id="id16" presentation:style-name="a97" draw:name="Plassholder f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 for å redigere tekststiler i malen</text:span></text:p>
            </text:list-item>
          </text:list>
        </draw:text-box>
        <svg:title/>
        <svg:desc/>
      </draw:frame>
      <draw:frame draw:id="id17" presentation:style-name="a102" draw:name="Plassholder for dato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ssholder for bunn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ssholder for lysbilde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o-innholdsdeler" style:page-layout-name="pageLayout1" draw:style-name="a110">
      <draw:frame draw:id="id20" presentation:style-name="a114" draw:name="Tit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k for å redigere tittelstil</text:span><text:span text:style-name="a112" text:class-names=""/></text:p>
        </draw:text-box>
        <svg:title/>
        <svg:desc/>
      </draw:frame>
      <draw:frame draw:id="id21" presentation:style-name="a131" draw:name="Plassholder for innhol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 for å redigere tekststiler i mal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re ni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å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ssholder for innhol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 for å redigere tekststiler i mal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re nivå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å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å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ssholder for dato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ssholder for bunn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ssholder for lysbilde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it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k for å redigere tittelstil</text:span><text:span text:style-name="a163" text:class-names=""/></text:p>
        </draw:text-box>
        <svg:title/>
        <svg:desc/>
      </draw:frame>
      <draw:frame draw:id="id27" presentation:style-name="a169" draw:name="Plassholder f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 for å redigere tekststiler i malen</text:span></text:p>
            </text:list-item>
          </text:list>
        </draw:text-box>
        <svg:title/>
        <svg:desc/>
      </draw:frame>
      <draw:frame draw:id="id28" presentation:style-name="a186" draw:name="Plassholder for innhol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 for å redigere tekststiler i mal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Andre nivå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dje nivå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emte nivå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ssholder f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 for å redigere tekststiler i malen</text:span></text:p>
            </text:list-item>
          </text:list>
        </draw:text-box>
        <svg:title/>
        <svg:desc/>
      </draw:frame>
      <draw:frame draw:id="id30" presentation:style-name="a207" draw:name="Plassholder for innhol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 for å redigere tekststiler i mal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Andre nivå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dje nivå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emte nivå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ssholder for dato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ssholder for bunn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ssholder for lysbilde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Bare-tittel" style:page-layout-name="pageLayout1" draw:style-name="a220">
      <draw:frame draw:id="id34" presentation:style-name="a224" draw:name="Tit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k for å redigere tittelstil</text:span><text:span text:style-name="a222" text:class-names=""/></text:p>
        </draw:text-box>
        <svg:title/>
        <svg:desc/>
      </draw:frame>
      <draw:frame draw:id="id35" presentation:style-name="a229" draw:name="Plassholder for dato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ssholder for bunn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ssholder for lysbilde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t" style:page-layout-name="pageLayout1" draw:style-name="a237">
      <draw:frame draw:id="id38" presentation:style-name="a242" draw:name="Plassholder for dato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ssholder for bunn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ssholder for lysbilde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nhold-med-tekst" style:page-layout-name="pageLayout1" draw:style-name="a250">
      <draw:frame draw:id="id41" presentation:style-name="a254" draw:name="Tit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k for å redigere tittelstil</text:span><text:span text:style-name="a252" text:class-names=""/></text:p>
        </draw:text-box>
        <svg:title/>
        <svg:desc/>
      </draw:frame>
      <draw:frame draw:id="id42" presentation:style-name="a271" draw:name="Plassholder for innhol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 for å redigere tekststiler i mal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ndre nivå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dje nivå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emte nivå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ssholder f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 for å redigere tekststiler i malen</text:span></text:p>
            </text:list-item>
          </text:list>
        </draw:text-box>
        <svg:title/>
        <svg:desc/>
      </draw:frame>
      <draw:frame draw:id="id44" presentation:style-name="a280" draw:name="Plassholder for dato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ssholder for bunn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ssholder for lysbilde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e-med-tekst" style:page-layout-name="pageLayout1" draw:style-name="a288">
      <draw:frame draw:id="id47" presentation:style-name="a292" draw:name="Tit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k for å redigere tittelstil</text:span><text:span text:style-name="a290" text:class-names=""/></text:p>
        </draw:text-box>
        <svg:title/>
        <svg:desc/>
      </draw:frame>
      <draw:frame draw:id="id48" presentation:style-name="a295" draw:name="Plassholder for bild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ssholder f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 for å redigere tekststiler i malen</text:span></text:p>
            </text:list-item>
          </text:list>
        </draw:text-box>
        <svg:title/>
        <svg:desc/>
      </draw:frame>
      <draw:frame draw:id="id50" presentation:style-name="a304" draw:name="Plassholder for dato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ssholder for bunn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ssholder for lysbilde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Loddrett-tekst" style:page-layout-name="pageLayout1" draw:style-name="a312">
      <draw:frame draw:id="id53" presentation:style-name="a316" draw:name="Tit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k for å redigere tittelstil</text:span><text:span text:style-name="a314" text:class-names=""/></text:p>
        </draw:text-box>
        <svg:title/>
        <svg:desc/>
      </draw:frame>
      <draw:frame draw:id="id54" presentation:style-name="a333" draw:name="Plassholder for loddrett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 for å redigere tekststiler i mal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Andre nivå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dje nivå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emte nivå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ssholder for dato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ssholder for bunn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ssholder for lysbilde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drett-tittel-og-tekst" style:page-layout-name="pageLayout1" draw:style-name="a346">
      <draw:frame draw:id="id58" presentation:style-name="a350" draw:name="Loddrett tit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k for å redigere tittelstil</text:span><text:span text:style-name="a348" text:class-names=""/></text:p>
        </draw:text-box>
        <svg:title/>
        <svg:desc/>
      </draw:frame>
      <draw:frame draw:id="id59" presentation:style-name="a367" draw:name="Plassholder for loddrett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 for å redigere tekststiler i mal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Andre nivå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dje nivå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emte nivå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ssholder for dato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ssholder for bunn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ssholder for lysbilde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sjon</dc:title>
    <meta:initial-creator>Ole Mathias Mortensen Frisk</meta:initial-creator>
    <dc:creator>Ole Mathias Mortensen Frisk</dc:creator>
    <meta:creation-date>2021-12-17T10:05:32Z</meta:creation-date>
    <dc:date>2021-12-17T10:06:02Z</dc:date>
    <meta:editing-cycles>1</meta:editing-cycles>
    <meta:editing-duration>PT30S</meta:editing-duration>
    <meta:document-statistic meta:paragraph-count="3" meta:word-count="3"/>
  </office:meta>
</office:document-meta>
</file>